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ab14a" officeooo:paragraph-rsid="001ab14a" style:font-size-asian="47.25pt" style:font-size-complex="54pt"/>
    </style:style>
    <style:style style:name="P2" style:family="paragraph" style:parent-style-name="Standard">
      <style:text-properties fo:font-size="32pt" officeooo:rsid="001ab14a" officeooo:paragraph-rsid="001ab14a" style:font-size-asian="28pt" style:font-size-complex="32pt"/>
    </style:style>
    <style:style style:name="P3" style:family="paragraph" style:parent-style-name="Standard">
      <style:text-properties fo:font-size="26pt" officeooo:rsid="001ab14a" officeooo:paragraph-rsid="001ab14a" style:font-size-asian="26pt" style:font-size-complex="26pt"/>
    </style:style>
    <style:style style:name="P4" style:family="paragraph" style:parent-style-name="Standard">
      <style:text-properties fo:font-size="26pt" officeooo:rsid="002680a2" officeooo:paragraph-rsid="002680a2" style:font-size-asian="26pt" style:font-size-complex="26pt"/>
    </style:style>
    <style:style style:name="P5" style:family="paragraph" style:parent-style-name="Standard">
      <style:text-properties fo:font-size="26pt" style:text-underline-style="solid" style:text-underline-width="auto" style:text-underline-color="font-color" officeooo:rsid="001b9f13" officeooo:paragraph-rsid="001b9f13" style:font-size-asian="26pt" style:font-size-complex="26pt"/>
    </style:style>
    <style:style style:name="P6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1b9f13" officeooo:paragraph-rsid="001b9f13" style:font-size-asian="26pt" style:font-style-asian="italic" style:font-weight-asian="bold" style:font-size-complex="26pt" style:font-style-complex="italic" style:font-weight-complex="bold"/>
    </style:style>
    <style:style style:name="P7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1b9f13" officeooo:paragraph-rsid="00247c47" style:font-size-asian="26pt" style:font-style-asian="italic" style:font-weight-asian="bold" style:font-size-complex="26pt" style:font-style-complex="italic" style:font-weight-complex="bold"/>
    </style:style>
    <style:style style:name="P8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1b9f13" officeooo:paragraph-rsid="00257df6" style:font-size-asian="26pt" style:font-style-asian="italic" style:font-weight-asian="bold" style:font-size-complex="26pt" style:font-style-complex="italic" style:font-weight-complex="bold"/>
    </style:style>
    <style:style style:name="P9" style:family="paragraph" style:parent-style-name="Standard">
      <style:text-properties fo:font-size="16pt" style:text-underline-style="none" officeooo:rsid="001b9f13" officeooo:paragraph-rsid="001b9f13" style:font-size-asian="16pt" style:font-size-complex="16pt"/>
    </style:style>
    <style:style style:name="P10" style:family="paragraph" style:parent-style-name="Standard">
      <style:text-properties fo:font-size="16pt" style:text-underline-style="none" officeooo:rsid="001b9f13" officeooo:paragraph-rsid="001db1d9" style:font-size-asian="16pt" style:font-size-complex="16pt"/>
    </style:style>
    <style:style style:name="P11" style:family="paragraph" style:parent-style-name="Standard">
      <style:text-properties fo:font-size="16pt" style:text-underline-style="none" officeooo:rsid="001b9f13" officeooo:paragraph-rsid="00247c47" style:font-size-asian="16pt" style:font-size-complex="16pt"/>
    </style:style>
    <style:style style:name="P12" style:family="paragraph" style:parent-style-name="Standard">
      <style:text-properties fo:font-size="16pt" style:text-underline-style="none" officeooo:rsid="002680a2" officeooo:paragraph-rsid="002680a2" style:font-size-asian="16pt" style:font-size-complex="16pt"/>
    </style:style>
    <style:style style:name="P13" style:family="paragraph" style:parent-style-name="Standard">
      <style:text-properties fo:font-size="16pt" style:text-underline-style="none" officeooo:rsid="001b9f13" officeooo:paragraph-rsid="001b9f13" style:font-size-asian="14pt" style:font-size-complex="16pt"/>
    </style:style>
    <style:style style:name="P14" style:family="paragraph" style:parent-style-name="Standard">
      <style:text-properties fo:font-size="16pt" style:text-underline-style="none" officeooo:rsid="002680a2" officeooo:paragraph-rsid="002680a2" style:font-size-asian="14pt" style:font-size-complex="16pt"/>
    </style:style>
    <style:style style:name="P15" style:family="paragraph" style:parent-style-name="Standard">
      <style:text-properties fo:font-size="16pt" fo:font-style="italic" style:text-underline-style="none" fo:font-weight="normal" officeooo:rsid="002680a2" officeooo:paragraph-rsid="002680a2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>
      <style:text-properties fo:font-size="14pt" fo:font-style="italic" style:text-underline-style="none" fo:font-weight="normal" officeooo:rsid="00257df6" officeooo:paragraph-rsid="00257df6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f3540" style:font-style-asian="italic" style:font-weight-asian="bold" style:font-style-complex="italic" style:font-weight-complex="bold"/>
    </style:style>
    <style:style style:name="T3" style:family="text">
      <style:text-properties officeooo:rsid="00247c47"/>
    </style:style>
    <style:style style:name="T4" style:family="text">
      <style:text-properties officeooo:rsid="00257df6"/>
    </style:style>
    <style:style style:name="T5" style:family="text">
      <style:text-properties officeooo:rsid="002680a2"/>
    </style:style>
    <style:style style:name="T6" style:family="text">
      <style:text-properties officeooo:rsid="002810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áctica <text:span text:style-name="T5">10</text:span>:</text:p>
      <text:p text:style-name="P1"/>
      <text:p text:style-name="P1">Programación en</text:p>
      <text:p text:style-name="P1">MATLAB/OCTAVE</text:p>
      <text:p text:style-name="P1"/>
      <text:p text:style-name="P1"/>
      <text:p text:style-name="P1"/>
      <text:p text:style-name="P1"/>
      <text:p text:style-name="P2">Juan Jesús Carmona Tejero</text:p>
      <text:p text:style-name="P2"/>
      <text:p text:style-name="P4">Realizados: <text:span text:style-name="T6">1,2,3,4,5,6,7</text:span></text:p>
      <text:p text:style-name="P3"><text:soft-page-break/></text:p>
      <text:p text:style-name="P6">Ejercicio 1</text:p>
      <text:p text:style-name="P9"/>
      <text:p text:style-name="P12">clc </text:p>
      <text:p text:style-name="P12"/>
      <text:p text:style-name="P12">x=zeros(1,3); </text:p>
      <text:p text:style-name="P12">xn=zeros(1,3); </text:p>
      <text:p text:style-name="P12"/>
      <text:p text:style-name="P12">for n=1:10 </text:p>
      <text:p text:style-name="P12"><text:s text:c="4"/>xn(1)=(14-3*x(2)-x(3))/10; </text:p>
      <text:p text:style-name="P12"><text:s text:c="4"/>xn(2)=(-5-2*x(1)-3*x(3))/-10; </text:p>
      <text:p text:style-name="P12"><text:s text:c="4"/>xn(3)= (14-x(1)-3*x(2))/10; </text:p>
      <text:p text:style-name="P12"><text:s text:c="4"/>error=max([abs(xn(1)-1),abs(xn(2)-1),abs(xn(3)-1)]); </text:p>
      <text:p text:style-name="P12">fprintf('Her= %d, x1=%f x2=%f x3=%f error=%f\n',n,xn(1),xn(2),xn(3),error); </text:p>
      <text:p text:style-name="P12"/>
      <text:p text:style-name="P12">x=xn; </text:p>
      <text:p text:style-name="P12">end</text:p>
      <text:p text:style-name="P10"/>
      <text:p text:style-name="P10"/>
      <text:p text:style-name="P5"><text:span text:style-name="T1">Ejercicio </text:span><text:span text:style-name="T2">2</text:span></text:p>
      <text:p text:style-name="P11"/>
      <text:p text:style-name="P12">clc </text:p>
      <text:p text:style-name="P12"/>
      <text:p text:style-name="P12">x=zeros(1,3); </text:p>
      <text:p text:style-name="P12"/>
      <text:p text:style-name="P12">for n=1:8 </text:p>
      <text:p text:style-name="P12"><text:s text:c="4"/>x(1)=(14-3*x(2)-x(3))/10; </text:p>
      <text:p text:style-name="P12"><text:s text:c="4"/>x(2)=(-5-2*x(1)-3*x(3))/-10; </text:p>
      <text:p text:style-name="P12"><text:s text:c="4"/>x(3)= (14-x(1)-3*x(2))/10; </text:p>
      <text:p text:style-name="P12"><text:s text:c="4"/>error=max([abs(x(1)-1),abs(x(2)-1),abs(x(3)-1)]); </text:p>
      <text:p text:style-name="P12">fprintf('Her= %d, x1=%f x2=%f x3=%f error=%f\n',n,x(1),x(2),x(3),error); </text:p>
      <text:p text:style-name="P12">end</text:p>
      <text:p text:style-name="P12"/>
      <text:p text:style-name="P12"/>
      <text:p text:style-name="P12"/>
      <text:p text:style-name="P12"/>
      <text:p text:style-name="P6"><text:soft-page-break/>Ejercicio 3</text:p>
      <text:p text:style-name="P14">clc </text:p>
      <text:p text:style-name="P14"/>
      <text:p text:style-name="P14">x=zeros(1,3); </text:p>
      <text:p text:style-name="P14"/>
      <text:p text:style-name="P14">for n=1:8 </text:p>
      <text:p text:style-name="P14"><text:s text:c="4"/>x(1)=(4-x(2)-x(3))/3; </text:p>
      <text:p text:style-name="P14"><text:s text:c="4"/>x(2)=(4+x(1)-3*x(3)); </text:p>
      <text:p text:style-name="P14"><text:s text:c="4"/>x(3)= (-1-2*x(1)-5*x(2)); </text:p>
      <text:p text:style-name="P14"><text:s text:c="4"/>error=max([abs(x(1)-1),abs(x(2)+1),abs(x(3)-2)]); </text:p>
      <text:p text:style-name="P14">fprintf('Her= %d, x1=%f x2=%f x3=%f error=%f\n',n,x(1),x(2),x(3),error); </text:p>
      <text:p text:style-name="P14">end</text:p>
      <text:p text:style-name="P6">Ejercicio 4</text:p>
      <text:p text:style-name="P14">clc </text:p>
      <text:p text:style-name="P14"/>
      <text:p text:style-name="P14">x=zeros(1,3); </text:p>
      <text:p text:style-name="P14"/>
      <text:p text:style-name="P14">for n=1:100 </text:p>
      <text:p text:style-name="P14"><text:s text:c="4"/>x(1)=(9-x(2)-x(3))/4; </text:p>
      <text:p text:style-name="P14"><text:s text:c="4"/>x(2)=(10-x(1)-x(3))/3; </text:p>
      <text:p text:style-name="P14"><text:s text:c="4"/>x(3)=(18-x(1)-x(2))/5; </text:p>
      <text:p text:style-name="P14"><text:s text:c="4"/></text:p>
      <text:p text:style-name="P14">fprintf('Her= %d, x1=%f x2=%f x3=%f',n,x(1),x(2),x(3)); </text:p>
      <text:p text:style-name="P14">end </text:p>
      <text:p text:style-name="P14"/>
      <text:p text:style-name="P14"/>
      <text:p text:style-name="P14"/>
      <text:p text:style-name="P14">%Solucion exacta </text:p>
      <text:p text:style-name="P14"/>
      <text:p text:style-name="P14">A=[ 4,1,1; 1,3,1; 1,1,5]; </text:p>
      <text:p text:style-name="P14">B=[9; 10; 18]; </text:p>
      <text:p text:style-name="P14"/>
      <text:p text:style-name="P14">sol=A/B; </text:p>
      <text:p text:style-name="P14"/>
      <text:p text:style-name="P14">fprintf('Solucion exacta %f',sol);</text:p>
      <text:p text:style-name="P14"/>
      <text:p text:style-name="P13"/>
      <text:p text:style-name="P6"><text:soft-page-break/>Ejercicio 5</text:p>
      <text:p text:style-name="P15">clc</text:p>
      <text:p text:style-name="P15"/>
      <text:p text:style-name="P15">%metodo de Gauss-Seidel</text:p>
      <text:p text:style-name="P15">x=zeros(1,100);</text:p>
      <text:p text:style-name="P15"/>
      <text:p text:style-name="P15"/>
      <text:p text:style-name="P15">for n=1:100</text:p>
      <text:p text:style-name="P15"><text:s text:c="4"/>x(1)=(((1^2)/10)-2*x(2))/4;</text:p>
      <text:p text:style-name="P15"><text:s text:c="8"/>for i=2:99</text:p>
      <text:p text:style-name="P15"><text:s text:c="12"/>x(i)=(((i^2)/10)-x(i-1)-2*x(i+1))/4;</text:p>
      <text:p text:style-name="P15"><text:s text:c="8"/>end</text:p>
      <text:p text:style-name="P15"><text:s text:c="4"/>x(100)=(((100^2)/10)-x(99))/4;</text:p>
      <text:p text:style-name="P15">end</text:p>
      <text:p text:style-name="P15">fprintf('aproximados x(1)=%f\n',x(1));</text:p>
      <text:p text:style-name="P15">fprintf('aproximados x(25)=%f\n',x(25));</text:p>
      <text:p text:style-name="P15">fprintf('aproximados x(50)=%f\n',x(50));</text:p>
      <text:p text:style-name="P15">fprintf('aproximados x(75)=%f\n',x(75));</text:p>
      <text:p text:style-name="P15">fprintf('aproximados x(100)=%f\n',x(100));</text:p>
      <text:p text:style-name="P15"/>
      <text:p text:style-name="P15">%Solución exacta</text:p>
      <text:p text:style-name="P15">A=zeros(100,100);</text:p>
      <text:p text:style-name="P15">sol=zeros(1,100);</text:p>
      <text:p text:style-name="P15">for i=1:100</text:p>
      <text:p text:style-name="P15"><text:s text:c="4"/>A(i,i)=4;</text:p>
      <text:p text:style-name="P15">end</text:p>
      <text:p text:style-name="P15"/>
      <text:p text:style-name="P15">for i=1:99</text:p>
      <text:p text:style-name="P15"><text:s text:c="4"/>A(i,i+1)=2;</text:p>
      <text:p text:style-name="P15">end</text:p>
      <text:p text:style-name="P15"><text:s text:c="4"/></text:p>
      <text:p text:style-name="P15">for i=2:100</text:p>
      <text:p text:style-name="P15"><text:s text:c="4"/>A(i-1,i)=1;</text:p>
      <text:p text:style-name="P15">end</text:p>
      <text:p text:style-name="P15">B=zeros(100,1);</text:p>
      <text:p text:style-name="P15"/>
      <text:p text:style-name="P15">sol=A\B;</text:p>
      <text:p text:style-name="P15"/>
      <text:p text:style-name="P15"><text:soft-page-break/>fprintf('exactos x(1)=%f\n',sol(1));</text:p>
      <text:p text:style-name="P15">fprintf('exactos x(25)=%f\n',sol(25));</text:p>
      <text:p text:style-name="P15">fprintf('exactos x(50)=%f\n',sol(50));</text:p>
      <text:p text:style-name="P15">fprintf('exactos x(75)=%f\n',sol(75));</text:p>
      <text:p text:style-name="P15">fprintf('exactos x(100)=%f\n',sol(100));</text:p>
      <text:p text:style-name="P15"/>
      <text:p text:style-name="P7">Ejercicio <text:span text:style-name="T3">6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Ejercicio <text:span text:style-name="T4">7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1:03:57.614103383</meta:creation-date>
    <dc:date>2015-05-19T18:49:31.484826237</dc:date>
    <meta:editing-duration>PT20M21S</meta:editing-duration>
    <meta:editing-cycles>16</meta:editing-cycles>
    <meta:generator>LibreOffice/4.2.6.3$Linux_X86_64 LibreOffice_project/420m0$Build-3</meta:generator>
    <meta:document-statistic meta:table-count="0" meta:image-count="0" meta:object-count="0" meta:page-count="6" meta:paragraph-count="90" meta:word-count="153" meta:character-count="1965" meta:non-whitespace-character-count="1746"/>
  </office:meta>
</office:document-meta>
</file>